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0.0006in"/>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3" style:parent-style-name="Normal" style:family="paragraph">
      <style:paragraph-properties fo:margin-top="0.0694in"/>
      <style:text-properties fo:font-size="14pt" style:font-size-asian="14pt" style:font-size-complex="14pt"/>
    </style:style>
    <style:style style:name="P4" style:parent-style-name="Normal" style:family="paragraph">
      <style:paragraph-properties fo:margin-top="0.0694in"/>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weight="bold" style:font-weight-asian="bold"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weight="bold" style:font-weight-asian="bold"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paragraph-properties style:text-autospace="none" fo:margin-top="0.0694in" fo:margin-bottom="0.1666in"/>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P19" style:parent-style-name="Normal" style:family="paragraph">
      <style:paragraph-properties fo:margin-top="0.0694in"/>
      <style:text-properties fo:font-size="14pt" style:font-size-asian="14pt" style:font-size-complex="14pt"/>
    </style:style>
    <style:style style:name="P20" style:parent-style-name="Normal" style:family="paragraph">
      <style:paragraph-properties fo:margin-top="0.0694in"/>
      <style:text-properties fo:font-size="14pt" style:font-size-asian="14pt" style:font-size-complex="14pt"/>
    </style:style>
    <style:style style:name="P21" style:parent-style-name="Normal" style:family="paragraph">
      <style:paragraph-properties fo:margin-top="0.0694in"/>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P24" style:parent-style-name="Normal" style:family="paragraph">
      <style:paragraph-properties fo:margin-top="0.0694in"/>
      <style:text-properties fo:font-size="14pt" style:font-size-asian="14pt" style:font-size-complex="14pt"/>
    </style:style>
    <style:style style:name="P25" style:parent-style-name="Normal" style:family="paragraph">
      <style:paragraph-properties fo:margin-top="0.0694in"/>
      <style:text-properties fo:font-size="14pt" style:font-size-asian="14pt" style:font-size-complex="14pt"/>
    </style:style>
    <style:style style:name="P26" style:parent-style-name="Normal" style:family="paragraph">
      <style:paragraph-properties fo:margin-top="0.0694in"/>
      <style:text-properties fo:font-size="14pt" style:font-size-asian="14pt" style:font-size-complex="14pt"/>
    </style:style>
    <style:style style:name="P27" style:parent-style-name="Normal" style:family="paragraph">
      <style:paragraph-properties fo:margin-top="0.0694in">
        <style:tab-stops>
          <style:tab-stop style:type="left" style:position="1.3611in"/>
        </style:tab-stops>
      </style:paragraph-properties>
      <style:text-properties fo:font-size="14pt" style:font-size-asian="14pt" style:font-size-complex="14pt"/>
    </style:style>
    <style:style style:name="P28" style:parent-style-name="Normal" style:family="paragraph">
      <style:paragraph-properties fo:margin-top="0.0694in">
        <style:tab-stops>
          <style:tab-stop style:type="left" style:position="1.3611in"/>
        </style:tab-stops>
      </style:paragraph-properties>
      <style:text-properties fo:font-size="14pt" style:font-size-asian="14pt" style:font-size-complex="14pt"/>
    </style:style>
    <style:style style:name="P29" style:parent-style-name="Normal" style:family="paragraph">
      <style:paragraph-properties fo:margin-top="0.0694in">
        <style:tab-stops>
          <style:tab-stop style:type="left" style:position="1.3611in"/>
        </style:tab-stops>
      </style:paragraph-properties>
      <style:text-properties fo:font-size="14pt" style:font-size-asian="14pt" style:font-size-complex="14pt"/>
    </style:style>
    <style:style style:name="P30" style:parent-style-name="Normal" style:family="paragraph">
      <style:paragraph-properties fo:margin-top="0.0694in">
        <style:tab-stops>
          <style:tab-stop style:type="left" style:position="1.3611in"/>
        </style:tab-stops>
      </style:paragraph-properties>
      <style:text-properties fo:font-size="14pt" style:font-size-asian="14pt" style:font-size-complex="14pt"/>
    </style:style>
    <style:style style:name="P31" style:parent-style-name="ListParagraph" style:family="paragraph">
      <style:paragraph-properties fo:margin-top="0.0694in"/>
      <style:text-properties fo:font-size="14pt" style:font-size-asian="14pt" style:font-size-complex="14pt" style:language-asian="zh" style:country-asian="CN"/>
    </style:style>
    <style:style style:name="P32" style:parent-style-name="ListParagraph" style:family="paragraph">
      <style:paragraph-properties fo:margin-top="0.0694in"/>
      <style:text-properties fo:font-size="14pt" style:font-size-asian="14pt" style:font-size-complex="14pt" style:language-asian="zh" style:country-asian="CN"/>
    </style:style>
    <style:style style:name="P33" style:parent-style-name="ListParagraph" style:family="paragraph">
      <style:paragraph-properties fo:margin-top="0.0694in"/>
      <style:text-properties fo:font-size="14pt" style:font-size-asian="14pt" style:font-size-complex="14pt" style:language-asian="zh" style:country-asian="CN"/>
    </style:style>
    <style:style style:name="P34" style:parent-style-name="ListParagraph" style:family="paragraph">
      <style:paragraph-properties fo:margin-top="0.0694in"/>
      <style:text-properties fo:font-size="14pt" style:font-size-asian="14pt" style:font-size-complex="14pt" style:language-asian="zh" style:country-asian="CN"/>
    </style:style>
    <style:style style:name="P35" style:parent-style-name="ListParagraph" style:family="paragraph">
      <style:paragraph-properties fo:margin-top="0.0694in"/>
      <style:text-properties fo:font-size="14pt" style:font-size-asian="14pt" style:font-size-complex="14pt" style:language-asian="zh" style:country-asian="CN"/>
    </style:style>
    <style:style style:name="P36" style:parent-style-name="ListParagraph" style:family="paragraph">
      <style:paragraph-properties fo:margin-top="0.0694in"/>
      <style:text-properties fo:font-size="14pt" style:font-size-asian="14pt" style:font-size-complex="14pt" style:language-asian="zh" style:country-asian="CN"/>
    </style:style>
    <style:style style:name="P37" style:parent-style-name="ListParagraph" style:family="paragraph">
      <style:paragraph-properties fo:margin-top="0.0694in"/>
      <style:text-properties fo:font-size="14pt" style:font-size-asian="14pt" style:font-size-complex="14pt" style:language-asian="zh" style:country-asian="CN"/>
    </style:style>
    <style:style style:name="P3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9" style:parent-style-name="Standard" style:family="paragraph">
      <style:paragraph-properties fo:widows="0" fo:orphans="0" style:text-autospace="none" fo:margin-bottom="0in" fo:line-height="0.1388in"/>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Defining the problem:</text:p>
      <text:p text:style-name="P4"><text:span text:style-name="T5">I first reached my father,</text:span><text:span text:style-name="T6"><text:s/>Jun Tian</text:span><text:span text:style-name="T7">, one of the stockholders of China Resource Nanjing Pharmaceutical Co,. Ltd. We had an online video<text:s/></text:span><text:span text:style-name="T8">meeting in which he approved my request of him being my<text:s/></text:span><text:span text:style-name="T9">advisor</text:span><text:span text:style-name="T10"><text:s/>for this project and referred me to the assistant of Head of Administration,<text:s/></text:span><text:span text:style-name="T11">Huiting, Chen</text:span><text:span text:style-name="T12">. Then I approached to her at once and she agreed to be<text:s/></text:span><text:span text:style-name="T13">my client<text:s/></text:span><text:span text:style-name="T14">for this project.<text:s/></text:span></text:p>
      <text:p text:style-name="P15"><text:span text:style-name="T16">She told me that<text:s/></text:span><text:span text:style-name="T17">one of the major problems she was facing was that since the company just reformed in the summer of 2017, and so there were a lot of changes in the employees while she needs to keep track of their schedules, absences for various reasons and vacations plans<text:s/></text:span><text:span text:style-name="T18">and produce the detailed monthly salary report for the financial department.</text:span></text:p>
      <text:p text:style-name="P19">The excel was the only tool they could use and it has brought many difficulties and concerns because it might to very time consuming to copy and paste the same employees’ information and to change the data in it very month. Add to that, it is very likely to make error even by using the mathematical functions cooperated in the excel because the person doing this job is supposed to read off information from hand-written notes from the whole month and enter the values accordingly in an excel spreadsheet.<text:s/></text:p>
      <text:p text:style-name="P20">Original proposal:</text:p>
      <text:p text:style-name="P21"><text:span text:style-name="T22">The purpose of the project is to reduce the repeated steps to shorten the time needed to finish the calculations and ensure that there are no errors made in the pro</text:span><text:span text:style-name="T23">cess as it was the case of using excel. The program will process the data entered.<text:s/></text:span></text:p>
      <text:p text:style-name="P24">By providing my client with this Java application called “Easy admin” using NetBeans, the problems will be solved. <text:s/>Mr. Reimer, my IB Computer Science teacher went through<text:s/>my proposal and determined that this project was doable and feasible in terms of complexity and creativity.<text:s/></text:p>
      <text:p text:style-name="P25">The reasons behind choosing the programming language of Java are its wide-spread usage across the world, its capability for different system-based<text:s/>users and the feature of Graphic User Interface which gives me the opportunity to make changes to the interface and add or delete properties as I need to. My client is provided with a desktop computer; therefore, it is very easy to implement a Java-based application.<text:s/></text:p>
      <text:p text:style-name="P26">Word count: 380 words</text:p>
      <text:p text:style-name="P27"/>
      <text:p text:style-name="P28"/>
      <text:p text:style-name="P29"/>
      <text:soft-page-break/>
      <text:p text:style-name="P30">Success Criteria:<text:s/></text:p>
      <text:list text:style-name="LFO3" text:continue-numbering="true">
        <text:list-item>
          <text:p text:style-name="P31">Be able to<text:s/>edit the personal information<text:s/>of staffs currently employed, delete or add new staffs.</text:p>
        </text:list-item>
        <text:list-item>
          <text:p text:style-name="P32">Calculate the month salary for selected employee according to their information and display it in a nice<text:s/>format.</text:p>
        </text:list-item>
        <text:list-item>
          <text:p text:style-name="P33">Shortening the time for tracking the schedule of employees and produce a salary report accordingly.</text:p>
        </text:list-item>
        <text:list-item>
          <text:p text:style-name="P34">Simplifying the tasks for human resource management against Excel.</text:p>
        </text:list-item>
        <text:list-item>
          <text:p text:style-name="P35">Ensure no errors in calculations.</text:p>
        </text:list-item>
        <text:list-item>
          <text:p text:style-name="P36">Interfaces must be easy to understand and to use.<text:s/></text:p>
        </text:list-item>
        <text:list-item>
          <text:p text:style-name="P37">Satisfaction of the clients and the company.</text:p>
        </text:list-item>
      </text:list>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ListParagraph" style:display-name="List Paragraph" style:family="paragraph" style:parent-style-name="Normal">
      <style:paragraph-properties fo:widows="2" fo:orphans="2" style:vertical-align="auto" fo:margin-left="0.5in">
        <style:tab-stops/>
      </style:paragraph-properties>
      <style:text-properties style:font-name="Calibri" style:letter-kerning="false" fo:language="en" fo:country="US" style:language-asian="en" style:country-asian="US" style:language-complex="ar" style:country-complex="SA" fo:hyphenate="true"/>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Kevin) Jiawei Tian</dc:creator>
    <meta:creation-date>2011-02-06T11:20:00Z</meta:creation-date>
    <dc:date>2018-04-06T17:35:00Z</dc:date>
    <meta:template xlink:href="Normal.dotm" xlink:type="simple"/>
    <meta:editing-cycles>18</meta:editing-cycles>
    <meta:editing-duration>PT2640S</meta:editing-duration>
    <meta:document-statistic meta:page-count="2" meta:paragraph-count="5" meta:word-count="420" meta:character-count="2809" meta:row-count="19" meta:non-whitespace-character-count="2394"/>
  </office:meta>
</office:document-meta>
</file>